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0f5f93" officeooo:paragraph-rsid="000f5f93" style:font-size-asian="18pt" style:font-size-complex="18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style:text-underline-style="none" officeooo:rsid="000f5f93" officeooo:paragraph-rsid="000f5f93" style:font-size-asian="10.5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officeooo:rsid="000f5f93" officeooo:paragraph-rsid="000f5f93" style:font-size-asian="10.5pt" style:font-size-complex="1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èbre Linéaire</text:p>
      <text:p text:style-name="P1"/>
      <text:p text:style-name="P1"/>
      <text:list text:style-name="L1">
        <text:list-item>
          <text:p text:style-name="P3">Chapitre</text:p>
          <text:list>
            <text:list-item>
              <text:p text:style-name="P2">Matrice</text:p>
            </text:list-item>
            <text:list-item>
              <text:p text:style-name="P2">Systèmes d’équation</text:p>
            </text:list-item>
            <text:list-item>
              <text:p text:style-name="P2">Espace vectorielle</text:p>
            </text:list-item>
            <text:list-item>
              <text:p text:style-name="P2">Applications linéaires</text:p>
            </text:list-item>
            <text:list-item>
              <text:p text:style-name="P2">Changement de base</text:p>
            </text:list-item>
          </text:list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8T10:51:56.477000000</meta:creation-date>
    <dc:date>2024-01-08T01:53:56.540000000</dc:date>
    <meta:editing-duration>PT8H57M57S</meta:editing-duration>
    <meta:editing-cycles>1</meta:editing-cycles>
    <meta:document-statistic meta:table-count="0" meta:image-count="0" meta:object-count="0" meta:page-count="1" meta:paragraph-count="8" meta:word-count="20" meta:character-count="115" meta:non-whitespace-character-count="109"/>
    <meta:generator>LibreOffice/7.5.5.2$Windows_X86_64 LibreOffice_project/ca8fe7424262805f223b9a2334bc7181abbcbf5e</meta:generator>
  </office:meta>
</office:document-meta>
</file>